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5d37" officeooo:paragraph-rsid="00135d37"/>
    </style:style>
    <style:style style:name="P2" style:family="paragraph" style:parent-style-name="Standard">
      <style:text-properties officeooo:paragraph-rsid="00135d37"/>
    </style:style>
    <style:style style:name="P3" style:family="paragraph" style:parent-style-name="Standard">
      <style:text-properties officeooo:rsid="0013a85e" officeooo:paragraph-rsid="0013a85e"/>
    </style:style>
    <style:style style:name="P4" style:family="paragraph" style:parent-style-name="Standard">
      <style:text-properties officeooo:rsid="0014c4ec" officeooo:paragraph-rsid="0014c4ec"/>
    </style:style>
    <style:style style:name="P5" style:family="paragraph" style:parent-style-name="Standard">
      <style:text-properties officeooo:paragraph-rsid="0014c4ec"/>
    </style:style>
    <style:style style:name="P6" style:family="paragraph" style:parent-style-name="Standard" style:list-style-name="L12">
      <style:text-properties officeooo:paragraph-rsid="0014c4ec"/>
    </style:style>
    <style:style style:name="P7" style:family="paragraph" style:parent-style-name="Standard">
      <style:text-properties officeooo:paragraph-rsid="00172149"/>
    </style:style>
    <style:style style:name="P8" style:family="paragraph" style:parent-style-name="Standard">
      <style:text-properties officeooo:rsid="00172149" officeooo:paragraph-rsid="00172149"/>
    </style:style>
    <style:style style:name="P9" style:family="paragraph" style:parent-style-name="Standard">
      <style:text-properties officeooo:rsid="0019e50c" officeooo:paragraph-rsid="0019e50c"/>
    </style:style>
    <style:style style:name="T1" style:family="text">
      <style:text-properties officeooo:rsid="00135d37"/>
    </style:style>
    <style:style style:name="T2" style:family="text">
      <style:text-properties officeooo:rsid="0013a85e"/>
    </style:style>
    <style:style style:name="T3" style:family="text">
      <style:text-properties officeooo:rsid="0014c4ec"/>
    </style:style>
    <style:style style:name="T4" style:family="text">
      <style:text-properties officeooo:rsid="00152fd9"/>
    </style:style>
    <style:style style:name="T5" style:family="text">
      <style:text-properties officeooo:rsid="00172149"/>
    </style:style>
    <style:style style:name="T6" style:family="text">
      <style:text-properties style:font-name="Monospace"/>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3 . </text:span>Construir una aplicación básica en Java (CLI o GUI) que haga un CRUD sobre alguna de las bases de datos de ejemplo en el aula virtual, o bases de datos del curso pasado o alguna base de datos que diseñes sobre algún interés particular. </text:p>
      <text:p text:style-name="P2"/>
      <text:p text:style-name="P2"><text:span text:style-name="T1">4.</text:span>Cualquier de las anteriores pero con más de una tabla, al menos una relación entre ellas, un campo de fecha y funcionalidad de búsqueda. </text:p>
      <text:p text:style-name="P2"/>
      <text:p text:style-name="P8">Todos los métodos relativos a las consultas SQL se ubican el la clase EmpleadoCRUD, el POJO es Empleado y en </text:p>
      <text:p text:style-name="P2"/>
      <text:p text:style-name="P7"><text:span text:style-name="T1">Se han realizado ambos apartados en un solo paquete, el programa está basado en una base de datos llamada scott, cuyo script está en el foro de la unidad, </text:span><text:span text:style-name="T5">donde se implementa la función multitabla es en el método </text:span><text:span text:style-name="T1">obtenerEmpleadosConDepartamento(), aunque se ha usado una versión modificada para admitir nombres y puestos de trabajo con más caractéres ya que al probarlo resultaba muy limitante, este .sql se encuentra en el GitHub también, </text:span><text:span text:style-name="T2">para probar la aplicación dejo aquí algunos datos:</text:span></text:p>
      <text:p text:style-name="P1"/>
      <text:p text:style-name="P3">ID: 7369 Nombre: SMITH</text:p>
      <text:p text:style-name="P3"/>
      <text:p text:style-name="P3">ID: 7499 Nombre: ALLEN</text:p>
      <text:p text:style-name="P3"/>
      <text:p text:style-name="P3">ID: 7521 Nombre: WARD</text:p>
      <text:p text:style-name="P3"/>
      <text:p text:style-name="P3">ID: 7566 Nombre: JONES</text:p>
      <text:p text:style-name="P1"/>
      <text:p text:style-name="P4">Conclusión (Adrián): En cuanto a la reflexión de Statement vs PreparedStatement evidentemente me posiciono a favor del PreparedStatement a la hora de realizar consultas por los siguientes motivos:</text:p>
      <text:p text:style-name="P4"/>
      <text:list text:style-name="L12">
        <text:list-item>
          <text:p text:style-name="P6"><text:span text:style-name="T3">Motivos de seguridad: El PreparedStatement es más seguro que Statement ya que en vez de ejecutar un String concatenando los parámetros (lo que lo hace carne de cañón para una SQL Injection) se puede sustituir estos parámetros concatenados por el carácter ? </text:span><text:span text:style-name="T4">e</text:span><text:span text:style-name="T3">l cúal se </text:span><text:span text:style-name="T4">parametriza</text:span><text:span text:style-name="T3"> después haciendo que las consultas estén más protegidas.</text:span></text:p>
        </text:list-item>
      </text:list>
      <text:p text:style-name="P5"/>
      <text:p text:style-name="P9">CallableStatement</text:p>
      <text:p text:style-name="P9"/>
      <text:p text:style-name="P9">Haciendo la tarea he descubierto un método útil perteneciente a la clase Prepared por si tienes campos null y quieres evitar errores varios, este se llama setNull(int parameterIndex, int sqlType) en el primer int se indica la posicion de ? A parametrizar y en el segundo se indica el tipo de dato que es, esto se indica con la clase Types, por ejemplo: Types.INTEG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4T10:33:55.569819888</meta:creation-date>
    <dc:date>2025-10-24T12:32:11.496465387</dc:date>
    <meta:editing-duration>PT24M14S</meta:editing-duration>
    <meta:editing-cycles>2</meta:editing-cycles>
    <meta:generator>LibreOffice/24.2.7.2$Linux_X86_64 LibreOffice_project/420$Build-2</meta:generator>
    <meta:document-statistic meta:table-count="0" meta:image-count="0" meta:object-count="0" meta:page-count="1" meta:paragraph-count="12" meta:word-count="334" meta:character-count="1981" meta:non-whitespace-character-count="1657"/>
  </office:meta>
</office:document-meta>
</file>